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0ed899" officeooo:paragraph-rsid="000ed89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umário Executivo</text:p>
      <text:p text:style-name="P1">O presente trabalho apresenta a proposta para o desenvolvimento de um sistema de vendas para uma pequena mercearia, realizando estudos dos aspectos necessários para o desenvolvimento do mesmo. O sistema será utilizado pela mercearia “Tatila”, uma pequena mercearia especializada na venda de produtos de grande consumo, sobretudo alimentos, podendo complementar a oferta com produtos de higiene, bebidas e objetos de uso doméstico.O sistema auxiliará no processo de vendas, controle de caixa, contas a receber e a pagar, mercadorias, clientes e estoque. Será apresentada a análise de requisitos feita juntamente à empresa e a forma de como o sistema será desenvolvido, sua estrutura, design e a versão final do programa.</text:p>
      <text:p text:style-name="P1">O sistema deve permitir a o proprietário emitir relatórios de produtos mais vendidos e de compradores com dívidas altas e dívidas com muito tempo sem pagamento, bem como relatório de estoque para identificar produtos com pouca saída e produtos que estejam esgotados ou em pouca quantidad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9T14:25:46.662396930</meta:creation-date>
    <dc:date>2019-05-09T15:06:23.241089814</dc:date>
    <meta:editing-duration>PT29M56S</meta:editing-duration>
    <meta:editing-cycles>1</meta:editing-cycles>
    <meta:document-statistic meta:table-count="0" meta:image-count="0" meta:object-count="0" meta:page-count="1" meta:paragraph-count="3" meta:word-count="157" meta:character-count="1025" meta:non-whitespace-character-count="871"/>
    <meta:generator>LibreOffice/5.1.6.2$Linux_X86_64 LibreOffice_project/10m0$Build-2</meta:generator>
  </office:meta>
</office:document-meta>
</file>